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0.39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686cm" svg:height="0.962cm" svg:x="2.143cm" svg:y="8.239cm">
          <draw:text-box>
            <text:p>AutoML</text:p>
          </draw:text-box>
        </draw:frame>
        <draw:frame draw:style-name="gr1" draw:text-style-name="P1" xml:id="id2" draw:id="id2" draw:layer="layout" svg:width="8.567cm" svg:height="0.962cm" svg:x="7.372cm" svg:y="2.396cm">
          <draw:text-box>
            <text:p>Automated Feature Learning</text:p>
          </draw:text-box>
        </draw:frame>
        <draw:frame draw:style-name="gr1" draw:text-style-name="P1" xml:id="id3" draw:id="id3" draw:layer="layout" svg:width="6.069cm" svg:height="0.962cm" svg:x="7.546cm" svg:y="4.579cm">
          <draw:text-box>
            <text:p>Architecture Search</text:p>
          </draw:text-box>
        </draw:frame>
        <draw:frame draw:style-name="gr1" draw:text-style-name="P1" xml:id="id4" draw:id="id4" draw:layer="layout" svg:width="8.6cm" svg:height="0.962cm" svg:x="7.499cm" svg:y="6.514cm">
          <draw:text-box>
            <text:p>Hyperparameter Optimizaion</text:p>
          </draw:text-box>
        </draw:frame>
        <draw:frame draw:style-name="gr1" draw:text-style-name="P1" xml:id="id5" draw:id="id5" draw:layer="layout" svg:width="4.761cm" svg:height="0.962cm" svg:x="17.532cm" svg:y="6.587cm">
          <draw:text-box>
            <text:p>Manual Search</text:p>
          </draw:text-box>
        </draw:frame>
        <draw:frame draw:style-name="gr1" draw:text-style-name="P1" xml:id="id6" draw:id="id6" draw:layer="layout" svg:width="3.884cm" svg:height="0.962cm" svg:x="17.532cm" svg:y="8.619cm">
          <draw:text-box>
            <text:p>Grid Search</text:p>
          </draw:text-box>
        </draw:frame>
        <draw:frame draw:style-name="gr1" draw:text-style-name="P1" xml:id="id7" draw:id="id7" draw:layer="layout" svg:width="5.078cm" svg:height="0.962cm" svg:x="17.532cm" svg:y="10.705cm">
          <draw:text-box>
            <text:p>Random Search</text:p>
          </draw:text-box>
        </draw:frame>
        <draw:frame draw:style-name="gr1" draw:text-style-name="P1" xml:id="id8" draw:id="id8" draw:layer="layout" svg:width="6.805cm" svg:height="0.962cm" svg:x="17.532cm" svg:y="12.483cm">
          <draw:text-box>
            <text:p>Bayesian Optimization</text:p>
          </draw:text-box>
        </draw:frame>
        <draw:connector draw:style-name="gr2" draw:text-style-name="P2" draw:layer="layout" svg:x1="4.829cm" svg:y1="8.72cm" svg:x2="7.372cm" svg:y2="2.877cm" draw:start-shape="id1" draw:start-glue-point="1" draw:end-shape="id2" draw:end-glue-point="3" svg:d="M4829 8720h1272v-5843h1271" svg:viewBox="0 0 2544 5844">
          <text:p/>
        </draw:connector>
        <draw:connector draw:style-name="gr2" draw:text-style-name="P2" draw:layer="layout" svg:x1="4.829cm" svg:y1="8.72cm" svg:x2="7.546cm" svg:y2="5.06cm" draw:start-shape="id1" draw:start-glue-point="1" draw:end-shape="id3" svg:d="M4829 8720h1359v-3660h1358" svg:viewBox="0 0 2718 3661">
          <text:p/>
        </draw:connector>
        <draw:connector draw:style-name="gr2" draw:text-style-name="P2" draw:layer="layout" svg:x1="4.829cm" svg:y1="8.72cm" svg:x2="7.499cm" svg:y2="6.995cm" draw:start-shape="id1" draw:start-glue-point="1" draw:end-shape="id4" svg:d="M4829 8720h1335v-1725h1335" svg:viewBox="0 0 2671 1726">
          <text:p/>
        </draw:connector>
        <draw:connector draw:style-name="gr2" draw:text-style-name="P2" draw:layer="layout" svg:x1="16.099cm" svg:y1="6.995cm" svg:x2="17.532cm" svg:y2="7.068cm" draw:start-shape="id4" draw:start-glue-point="1" draw:end-shape="id5" draw:end-glue-point="3" svg:d="M16099 6995h717v73h716" svg:viewBox="0 0 1434 74">
          <text:p/>
        </draw:connector>
        <draw:connector draw:style-name="gr2" draw:text-style-name="P2" draw:layer="layout" svg:x1="16.099cm" svg:y1="6.995cm" svg:x2="17.532cm" svg:y2="9.1cm" draw:start-shape="id4" draw:start-glue-point="1" draw:end-shape="id6" svg:d="M16099 6995h717v2105h716" svg:viewBox="0 0 1434 2106">
          <text:p/>
        </draw:connector>
        <draw:connector draw:style-name="gr2" draw:text-style-name="P2" draw:layer="layout" svg:x1="16.099cm" svg:y1="6.995cm" svg:x2="17.532cm" svg:y2="11.186cm" draw:start-shape="id4" draw:start-glue-point="1" draw:end-shape="id7" svg:d="M16099 6995h717v4191h716" svg:viewBox="0 0 1434 4192">
          <text:p/>
        </draw:connector>
        <draw:connector draw:style-name="gr2" draw:text-style-name="P2" draw:layer="layout" svg:x1="16.099cm" svg:y1="6.995cm" svg:x2="17.532cm" svg:y2="12.964cm" draw:start-shape="id4" draw:start-glue-point="1" draw:end-shape="id8" svg:d="M16099 6995h717v5969h716" svg:viewBox="0 0 1434 5970">
          <text:p/>
        </draw:connector>
        <draw:frame draw:style-name="gr3" draw:text-style-name="P4" draw:layer="layout" svg:width="15.797cm" svg:height="0.646cm" svg:x="12.635cm" svg:y="19.161cm">
          <draw:text-box>
            <text:p text:style-name="P3"><text:a xlink:href="http://research.sualab.com/introduction/practice/2019/04/01/bayesian-optimization-overview-2.html" xlink:type="simple">http://research.sualab.com/introduction/practice/2019/04/01/bayesian-optimization-overview-2.html</text:a></text:p>
          </draw:text-box>
        </draw:frame>
        <draw:frame draw:style-name="gr3" draw:text-style-name="P4" draw:layer="layout" svg:width="10.628cm" svg:height="0.646cm" svg:x="12.684cm" svg:y="18.515cm">
          <draw:text-box>
            <text:p text:style-name="P3"><text:a xlink:href="http://research.sualab.com/review/2018/09/28/nasnet-review.html" xlink:type="simple">http://research.sualab.com/review/2018/09/28/nasnet-review.html</text:a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8T16:54:07.778290245</meta:creation-date>
    <dc:date>2019-12-28T17:00:55.243594476</dc:date>
    <meta:editing-duration>PT6M48S</meta:editing-duration>
    <meta:editing-cycles>2</meta:editing-cycles>
    <meta:generator>LibreOffice/6.0.7.3$Linux_X86_64 LibreOffice_project/00m0$Build-3</meta:generator>
    <meta:document-statistic meta:object-count="17"/>
  </office:meta>
</office:document-meta>
</file>